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fee" officeooo:paragraph-rsid="0015ffee" style:font-weight-asian="bold" style:font-weight-complex="bold"/>
    </style:style>
    <style:style style:name="P2" style:family="paragraph" style:parent-style-name="Standard" style:list-style-name="L7">
      <style:text-properties fo:font-weight="bold" officeooo:rsid="0015ffee" officeooo:paragraph-rsid="0015ffee" style:font-weight-asian="bold" style:font-weight-complex="bold"/>
    </style:style>
    <style:style style:name="P3" style:family="paragraph" style:parent-style-name="Standard">
      <style:text-properties fo:font-weight="bold" officeooo:rsid="00160d18" officeooo:paragraph-rsid="00160d18" style:font-weight-asian="bold" style:font-weight-complex="bold"/>
    </style:style>
    <style:style style:name="P4" style:family="paragraph" style:parent-style-name="Standard" style:list-style-name="L8">
      <style:text-properties fo:font-weight="bold" officeooo:rsid="00160d18" officeooo:paragraph-rsid="00160d18" style:font-weight-asian="bold" style:font-weight-complex="bold"/>
    </style:style>
    <style:style style:name="P5" style:family="paragraph" style:parent-style-name="Standard" style:list-style-name="L9">
      <style:text-properties fo:font-weight="bold" officeooo:rsid="00160d18" officeooo:paragraph-rsid="00160d18" style:font-weight-asian="bold" style:font-weight-complex="bold"/>
    </style:style>
    <style:style style:name="P6" style:family="paragraph" style:parent-style-name="Standard" style:list-style-name="L11">
      <style:text-properties fo:font-weight="bold" officeooo:rsid="00160d18" officeooo:paragraph-rsid="00160d18" style:font-weight-asian="bold" style:font-weight-complex="bold"/>
    </style:style>
    <style:style style:name="P7" style:family="paragraph" style:parent-style-name="Standard" style:list-style-name="L12">
      <style:text-properties fo:font-weight="bold" officeooo:rsid="00160d18" officeooo:paragraph-rsid="00160d18" style:font-weight-asian="bold" style:font-weight-complex="bold"/>
    </style:style>
    <style:style style:name="P8" style:family="paragraph" style:parent-style-name="Standard" style:list-style-name="L13">
      <style:text-properties fo:font-weight="bold" officeooo:rsid="00160d18" officeooo:paragraph-rsid="00160d18" style:font-weight-asian="bold" style:font-weight-complex="bold"/>
    </style:style>
    <style:style style:name="P9" style:family="paragraph" style:parent-style-name="Standard" style:list-style-name="L14">
      <style:text-properties fo:font-weight="bold" officeooo:rsid="00160d18" officeooo:paragraph-rsid="00160d18" style:font-weight-asian="bold" style:font-weight-complex="bold"/>
    </style:style>
    <style:style style:name="P10" style:family="paragraph" style:parent-style-name="Standard" style:list-style-name="L15">
      <style:text-properties fo:font-weight="bold" officeooo:rsid="00160d18" officeooo:paragraph-rsid="00160d18" style:font-weight-asian="bold" style:font-weight-complex="bold"/>
    </style:style>
    <style:style style:name="P11" style:family="paragraph" style:parent-style-name="Standard">
      <style:text-properties fo:font-weight="bold" officeooo:rsid="001671ad" officeooo:paragraph-rsid="001671ad" style:font-weight-asian="bold" style:font-weight-complex="bold"/>
    </style:style>
    <style:style style:name="P12" style:family="paragraph" style:parent-style-name="Standard">
      <style:text-properties fo:font-weight="normal" officeooo:rsid="0015ffee" officeooo:paragraph-rsid="0015ffe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5ffee" officeooo:paragraph-rsid="0015ffee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5ffee" officeooo:paragraph-rsid="0015ffee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5ffee" officeooo:paragraph-rsid="0015ffee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5ffee" officeooo:paragraph-rsid="0015ffee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15ffee" officeooo:paragraph-rsid="0015ffee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5ffee" officeooo:paragraph-rsid="0015ffee" style:font-weight-asian="normal" style:font-weight-complex="normal"/>
    </style:style>
    <style:style style:name="P19" style:family="paragraph" style:parent-style-name="Standard">
      <style:text-properties fo:font-weight="normal" officeooo:rsid="00160d18" officeooo:paragraph-rsid="00160d18" style:font-weight-asian="normal" style:font-weight-complex="normal"/>
    </style:style>
    <style:style style:name="P20" style:family="paragraph" style:parent-style-name="Standard" style:list-style-name="L16">
      <style:text-properties fo:font-weight="normal" officeooo:rsid="00160d18" officeooo:paragraph-rsid="00160d18" style:font-weight-asian="normal" style:font-weight-complex="normal"/>
    </style:style>
    <style:style style:name="P21" style:family="paragraph" style:parent-style-name="Standard" style:list-style-name="L17">
      <style:text-properties fo:font-weight="normal" officeooo:rsid="00160d18" officeooo:paragraph-rsid="00160d18" style:font-weight-asian="normal" style:font-weight-complex="normal"/>
    </style:style>
    <style:style style:name="P22" style:family="paragraph" style:parent-style-name="Standard">
      <style:text-properties fo:font-weight="normal" officeooo:rsid="001671ad" officeooo:paragraph-rsid="001671ad" style:font-weight-asian="normal" style:font-weight-complex="normal"/>
    </style:style>
    <style:style style:name="P23" style:family="paragraph" style:parent-style-name="Standard" style:list-style-name="L18">
      <style:text-properties fo:font-weight="normal" officeooo:rsid="001671ad" officeooo:paragraph-rsid="001671ad" style:font-weight-asian="normal" style:font-weight-complex="normal"/>
    </style:style>
    <style:style style:name="P24" style:family="paragraph" style:parent-style-name="Standard" style:list-style-name="L19">
      <style:text-properties fo:font-weight="normal" officeooo:rsid="001671ad" officeooo:paragraph-rsid="001671ad" style:font-weight-asian="normal" style:font-weight-complex="normal"/>
    </style:style>
    <style:style style:name="P25" style:family="paragraph" style:parent-style-name="Standard" style:list-style-name="L20">
      <style:text-properties fo:font-weight="normal" officeooo:rsid="001671ad" officeooo:paragraph-rsid="001671ad" style:font-weight-asian="normal" style:font-weight-complex="normal"/>
    </style:style>
    <style:style style:name="P26" style:family="paragraph" style:parent-style-name="Standard" style:list-style-name="L21">
      <style:text-properties fo:font-weight="normal" officeooo:rsid="001671ad" officeooo:paragraph-rsid="001671ad" style:font-weight-asian="normal" style:font-weight-complex="normal"/>
    </style:style>
    <style:style style:name="P27" style:family="paragraph" style:parent-style-name="Standard" style:list-style-name="L23">
      <style:text-properties fo:font-weight="normal" officeooo:rsid="001671ad" officeooo:paragraph-rsid="001671ad" style:font-weight-asian="normal" style:font-weight-complex="normal"/>
    </style:style>
    <style:style style:name="P28" style:family="paragraph" style:parent-style-name="Standard" style:list-style-name="L24">
      <style:text-properties fo:font-weight="normal" officeooo:rsid="001671ad" officeooo:paragraph-rsid="001671ad" style:font-weight-asian="normal" style:font-weight-complex="normal"/>
    </style:style>
    <style:style style:name="P29" style:family="paragraph" style:parent-style-name="Standard" style:list-style-name="L25">
      <style:text-properties fo:font-weight="normal" officeooo:rsid="001671ad" officeooo:paragraph-rsid="001671ad" style:font-weight-asian="normal" style:font-weight-complex="normal"/>
    </style:style>
    <style:style style:name="P30" style:family="paragraph" style:parent-style-name="Standard" style:list-style-name="L26">
      <style:text-properties fo:font-weight="normal" officeooo:rsid="001671ad" officeooo:paragraph-rsid="001671ad" style:font-weight-asian="normal" style:font-weight-complex="normal"/>
    </style:style>
    <style:style style:name="P31" style:family="paragraph" style:parent-style-name="Standard" style:list-style-name="L27">
      <style:text-properties fo:font-weight="normal" officeooo:rsid="001671ad" officeooo:paragraph-rsid="001671a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71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to Expect</text:p>
      <text:list xml:id="list4930984938149720208" text:style-name="L1">
        <text:list-item>
          <text:p text:style-name="P13">We will talk about the history of computer memory to give some context</text:p>
        </text:list-item>
        <text:list-item>
          <text:p text:style-name="P13">Compare modern technologies</text:p>
        </text:list-item>
        <text:list-item>
          <text:p text:style-name="P13">Tie it all together in the end</text:p>
        </text:list-item>
      </text:list>
      <text:p text:style-name="P12"/>
      <text:p text:style-name="P1">1809</text:p>
      <text:list xml:id="list2398836280257209555" text:style-name="L2">
        <text:list-item>
          <text:p text:style-name="P14">First use of punch cards to store data</text:p>
        </text:list-item>
        <text:list-item>
          <text:p text:style-name="P14">Held 288 bits of information</text:p>
        </text:list-item>
      </text:list>
      <text:p text:style-name="P1">1946</text:p>
      <text:list xml:id="list5436277756065049722" text:style-name="L3">
        <text:list-item>
          <text:p text:style-name="P15">Electrically writable and readable memory</text:p>
        </text:list-item>
        <text:list-item>
          <text:p text:style-name="P15">Required a refresh</text:p>
        </text:list-item>
        <text:list-item>
          <text:p text:style-name="P15">Charge based, moving towards some modern technologies</text:p>
        </text:list-item>
        <text:list-item>
          <text:p text:style-name="P15">Held 1024 bits</text:p>
        </text:list-item>
      </text:list>
      <text:p text:style-name="P1">1953</text:p>
      <text:list xml:id="list5059043830784705588" text:style-name="L4">
        <text:list-item>
          <text:p text:style-name="P16">IBM released super computer magnetic drum</text:p>
        </text:list-item>
        <text:list-item>
          <text:p text:style-name="P16">Little less than a foot and a half in width</text:p>
        </text:list-item>
        <text:list-item>
          <text:p text:style-name="P16">Held 8.5KB</text:p>
        </text:list-item>
      </text:list>
      <text:p text:style-name="P1">1956</text:p>
      <text:list xml:id="list6114606388991040836" text:style-name="L5">
        <text:list-item>
          <text:p text:style-name="P17">We saw this same technology yesterday from the Hard Drive presentation</text:p>
        </text:list-item>
        <text:list-item>
          <text:p text:style-name="P17">Weighed 1 metric ton</text:p>
        </text:list-item>
        <text:list-item>
          <text:p text:style-name="P17">Held 5MB</text:p>
        </text:list-item>
        <text:list-item>
          <text:p text:style-name="P17">Enough memory to barely store the photo on this slide</text:p>
        </text:list-item>
      </text:list>
      <text:p text:style-name="P12"/>
      <text:p text:style-name="P1">Key Concepts</text:p>
      <text:list xml:id="list1713369568846970141" text:style-name="L6">
        <text:list-item>
          <text:p text:style-name="P18">We will talk about scaling a lot</text:p>
        </text:list-item>
        <text:list-item>
          <text:p text:style-name="P18">It is referring to the technology itself, efficiency, and cost</text:p>
        </text:list-item>
        <text:list-item>
          <text:p text:style-name="P18">These are important to maintain performance growth</text:p>
        </text:list-item>
      </text:list>
      <text:p text:style-name="P12"/>
      <text:list xml:id="list85309417462687" text:continue-numbering="true" text:style-name="L6">
        <text:list-item>
          <text:p text:style-name="P18">We will discuss some of the technologies we commonly see today</text:p>
          <text:list>
            <text:list-item>
              <text:p text:style-name="P18">SRAM</text:p>
            </text:list-item>
            <text:list-item>
              <text:p text:style-name="P18">DRAM</text:p>
            </text:list-item>
            <text:list-item>
              <text:p text:style-name="P18">Flash (NOR and NAND)</text:p>
            </text:list-item>
          </text:list>
        </text:list-item>
        <text:list-item>
          <text:p text:style-name="P18">Compare them to newer technologies</text:p>
          <text:list>
            <text:list-item>
              <text:p text:style-name="P18">FeRAM</text:p>
            </text:list-item>
            <text:list-item>
              <text:p text:style-name="P18">FeFET</text:p>
            </text:list-item>
            <text:list-item>
              <text:p text:style-name="P18">STT-MRAM</text:p>
            </text:list-item>
            <text:list-item>
              <text:p text:style-name="P18">PCM</text:p>
            </text:list-item>
            <text:list-item>
              <text:p text:style-name="P18">ReRAM</text:p>
            </text:list-item>
          </text:list>
        </text:list-item>
      </text:list>
      <text:p text:style-name="P12"/>
      <text:p text:style-name="P1">SRAM</text:p>
      <text:list xml:id="list1647287414879528897" text:style-name="L7">
        <text:list-item>
          <text:p text:style-name="P2"><text:span text:style-name="T1">We saw this in the last week or two of class</text:span></text:p>
        </text:list-item>
        <text:list-item>
          <text:p text:style-name="P2"><text:span text:style-name="T1">Built using 6 transistors</text:span></text:p>
        </text:list-item>
        <text:list-item>
          <text:p text:style-name="P2"><text:span text:style-name="T1">It overall functions a lot like a flip flop</text:span></text:p>
        </text:list-item>
        <text:list-item>
          <text:p text:style-name="P2"><text:span text:style-name="T1">Data is read and written from bit lines</text:span></text:p>
          <text:list>
            <text:list-item>
              <text:p text:style-name="P2"><text:span text:style-name="T1">as long as the write line is enabled</text:span></text:p>
            </text:list-item>
          </text:list>
        </text:list-item>
      </text:list>
      <text:p text:style-name="P3"><text:span text:style-name="T1"/></text:p>
      <text:p text:style-name="P3"><text:soft-page-break/><text:span text:style-name="T1">Advantages</text:span></text:p>
      <text:list xml:id="list4153474027026182687" text:style-name="L8">
        <text:list-item>
          <text:p text:style-name="P4"><text:span text:style-name="T1">Very fast</text:span></text:p>
          <text:list>
            <text:list-item>
              <text:p text:style-name="P4"><text:span text:style-name="T1">doesn't require a refresh</text:span></text:p>
            </text:list-item>
            <text:list-item>
              <text:p text:style-name="P4"><text:span text:style-name="T1">roughly ~10ns access time</text:span></text:p>
            </text:list-item>
          </text:list>
        </text:list-item>
      </text:list>
      <text:p text:style-name="P3"><text:span text:style-name="T1">Disadvantages</text:span></text:p>
      <text:list xml:id="list8705358237632724861" text:style-name="L9">
        <text:list-item>
          <text:p text:style-name="P5"><text:span text:style-name="T1">Takes up a lot of space</text:span></text:p>
          <text:list>
            <text:list-item>
              <text:p text:style-name="P5"><text:span text:style-name="T1">6 transistors per bit</text:span></text:p>
            </text:list-item>
          </text:list>
        </text:list-item>
        <text:list-item>
          <text:p text:style-name="P5"><text:span text:style-name="T1">Expensive</text:span></text:p>
          <text:list>
            <text:list-item>
              <text:p text:style-name="P5"><text:span text:style-name="T1">~$5000 per GB</text:span></text:p>
            </text:list-item>
          </text:list>
        </text:list-item>
        <text:list-item>
          <text:p text:style-name="P5"><text:span text:style-name="T1">Has scaling issues</text:span></text:p>
        </text:list-item>
      </text:list>
      <text:p text:style-name="P3"><text:span text:style-name="T1"/></text:p>
      <text:p text:style-name="P3">Flash</text:p>
      <text:p text:style-name="P3"><text:span text:style-name="T1"/></text:p>
      <text:p text:style-name="P3"><text:span text:style-name="T1">How it works</text:span></text:p>
      <text:list xml:id="list7396222850490491470" text:style-name="L11">
        <text:list-item>
          <text:p text:style-name="P6"><text:span text:style-name="T1">Writing works by supplying a high voltage from the source</text:span></text:p>
        </text:list-item>
        <text:list-item>
          <text:p text:style-name="P6"><text:span text:style-name="T1">Deleting works by supplying the voltage in the opposite direction</text:span></text:p>
        </text:list-item>
      </text:list>
      <text:p text:style-name="P3"><text:span text:style-name="T1"/></text:p>
      <text:p text:style-name="P3"><text:span text:style-name="T1">NOR</text:span></text:p>
      <text:list xml:id="list7300402909595877071" text:style-name="L12">
        <text:list-item>
          <text:p text:style-name="P7"><text:span text:style-name="T1">Fast cell programming</text:span></text:p>
        </text:list-item>
        <text:list-item>
          <text:p text:style-name="P7"><text:span text:style-name="T1">Fast random access speed</text:span></text:p>
        </text:list-item>
        <text:list-item>
          <text:p text:style-name="P7"><text:span text:style-name="T1">High programming power</text:span></text:p>
        </text:list-item>
        <text:list-item>
          <text:p text:style-name="P7"><text:span text:style-name="T1">Used mainly for code storage</text:span></text:p>
          <text:list>
            <text:list-item>
              <text:p text:style-name="P7"><text:span text:style-name="T1">Commonly found in cell founds and smaller devices</text:span></text:p>
            </text:list-item>
          </text:list>
        </text:list-item>
      </text:list>
      <text:p text:style-name="P3"><text:span text:style-name="T1">NAND</text:span></text:p>
      <text:list xml:id="list3394833650844834008" text:style-name="L13">
        <text:list-item>
          <text:p text:style-name="P8"><text:span text:style-name="T1">Slower cell programming</text:span></text:p>
        </text:list-item>
        <text:list-item>
          <text:p text:style-name="P8"><text:span text:style-name="T1">Slower random access speed</text:span></text:p>
        </text:list-item>
        <text:list-item>
          <text:p text:style-name="P8"><text:span text:style-name="T1">Lower programming power</text:span></text:p>
        </text:list-item>
        <text:list-item>
          <text:p text:style-name="P8"><text:span text:style-name="T1">Used mainly for file storage</text:span></text:p>
          <text:list>
            <text:list-item>
              <text:p text:style-name="P8"><text:span text:style-name="T1">SSDs</text:span></text:p>
            </text:list-item>
            <text:list-item>
              <text:p text:style-name="P8"><text:span text:style-name="T1">USB drives</text:span></text:p>
            </text:list-item>
          </text:list>
        </text:list-item>
      </text:list>
      <text:p text:style-name="P3"><text:span text:style-name="T1"/></text:p>
      <text:p text:style-name="P3"><text:span text:style-name="T1">Advantages</text:span></text:p>
      <text:list xml:id="list8557828681867590861" text:style-name="L14">
        <text:list-item>
          <text:p text:style-name="P9"><text:span text:style-name="T1">Relatively cheap</text:span></text:p>
          <text:list>
            <text:list-item>
              <text:p text:style-name="P9"><text:span text:style-name="T1">$4-10 per GB</text:span></text:p>
            </text:list-item>
          </text:list>
        </text:list-item>
      </text:list>
      <text:p text:style-name="P3"><text:span text:style-name="T1">Disadvantages</text:span></text:p>
      <text:list xml:id="list4190059196398769361" text:style-name="L15">
        <text:list-item>
          <text:p text:style-name="P10"><text:span text:style-name="T1">Slow when compared to SRAM/DRAM</text:span></text:p>
          <text:list>
            <text:list-item>
              <text:p text:style-name="P10"><text:span text:style-name="T1">roughly 150ns access time</text:span></text:p>
            </text:list-item>
          </text:list>
        </text:list-item>
        <text:list-item>
          <text:p text:style-name="P10"><text:span text:style-name="T1">Scaling issues</text:span></text:p>
        </text:list-item>
      </text:list>
      <text:p text:style-name="P3"><text:span text:style-name="T1"/></text:p>
      <text:p text:style-name="P3">FeFET</text:p>
      <text:p text:style-name="P19"/>
      <text:p text:style-name="P19">Similar design to flash</text:p>
      <text:p text:style-name="P19">Uses ferroelectric gate which supplies some different properties</text:p>
      <text:p text:style-name="P19"/>
      <text:p text:style-name="P19">Advantages</text:p>
      <text:list xml:id="list5246778425755822012" text:style-name="L16">
        <text:list-item>
          <text:p text:style-name="P20">Scales better than traditional flash</text:p>
        </text:list-item>
        <text:list-item>
          <text:p text:style-name="P20"><text:soft-page-break/>Very fast</text:p>
        </text:list-item>
        <text:list-item>
          <text:p text:style-name="P20">Non volatile as well</text:p>
        </text:list-item>
        <text:list-item>
          <text:p text:style-name="P20">Much greater read/write endurance</text:p>
        </text:list-item>
      </text:list>
      <text:p text:style-name="P19"/>
      <text:p text:style-name="P19">Disadvantages</text:p>
      <text:list xml:id="list4816484866591191585" text:style-name="L17">
        <text:list-item>
          <text:p text:style-name="P21">Data retention not as good: depolarizes</text:p>
        </text:list-item>
        <text:list-item>
          <text:p text:style-name="P21">More research needs to be done for it to be implanted commercially</text:p>
        </text:list-item>
      </text:list>
      <text:p text:style-name="P19"/>
      <text:p text:style-name="P3">PCM</text:p>
      <text:p text:style-name="P19"/>
      <text:p text:style-name="P19">Based on the melting and re-crystallization of <text:s/><text:span text:style-name="T2">chalcogenide material</text:span></text:p>
      <text:p text:style-name="P19"/>
      <text:p text:style-name="P22">Been around since the 70's</text:p>
      <text:list xml:id="list3495443589475325132" text:style-name="L18">
        <text:list-item>
          <text:p text:style-name="P23">mainly used for CD-ReWritable and DVD-ReWritable</text:p>
        </text:list-item>
      </text:list>
      <text:p text:style-name="P22">Switches between a crystalline and amorphous state using a heat pulse</text:p>
      <text:p text:style-name="P22"/>
      <text:p text:style-name="P22">Advantages</text:p>
      <text:list xml:id="list5681353412690614280" text:style-name="L19">
        <text:list-item>
          <text:p text:style-name="P24">Non-destructive read</text:p>
        </text:list-item>
        <text:list-item>
          <text:p text:style-name="P24">Reasonably fast write</text:p>
        </text:list-item>
      </text:list>
      <text:p text:style-name="P22">Disadvantages</text:p>
      <text:list xml:id="list4122640920701747753" text:style-name="L20">
        <text:list-item>
          <text:p text:style-name="P25">Requires lots of power for heating</text:p>
        </text:list-item>
        <text:list-item>
          <text:p text:style-name="P25">Large in size due to heating circuitry</text:p>
        </text:list-item>
      </text:list>
      <text:p text:style-name="P22"/>
      <text:p text:style-name="P22">IBM is doing lots of research on how to improve PCM to make it a possible replacement for flash.</text:p>
      <text:list xml:id="list1585892072126261381" text:style-name="L21">
        <text:list-item>
          <text:p text:style-name="P26">Traditional limited to 1-2 bits per PCM cell</text:p>
        </text:list-item>
        <text:list-item>
          <text:p text:style-name="P26">Developed a design that holds 3 bits per PCM cell</text:p>
        </text:list-item>
        <text:list-item>
          <text:p text:style-name="P26">Much faster</text:p>
        </text:list-item>
        <text:list-item>
          <text:p text:style-name="P26">More cost effective</text:p>
        </text:list-item>
      </text:list>
      <text:p text:style-name="P22"/>
      <text:p text:style-name="P11">Comparisons</text:p>
      <text:p text:style-name="P22"><text:s/></text:p>
      <text:p text:style-name="P22">This chart will summarize the slides we just talked about</text:p>
      <text:p text:style-name="P22"/>
      <text:p text:style-name="P22">SRAM</text:p>
      <text:list xml:id="list6587541927288713701" text:style-name="L23">
        <text:list-item>
          <text:p text:style-name="P27">possibly replaced by FeFET <text:s/>or STT-MRAM</text:p>
          <text:list>
            <text:list-item>
              <text:p text:style-name="P27">Replacements scale better</text:p>
            </text:list-item>
            <text:list-item>
              <text:p text:style-name="P27">However they offer lower endurance and aren't as fast</text:p>
            </text:list-item>
          </text:list>
        </text:list-item>
      </text:list>
      <text:p text:style-name="P22">DRAM</text:p>
      <text:list xml:id="list709013652496643849" text:style-name="L24">
        <text:list-item>
          <text:p text:style-name="P28">Possibly replaced by STT-MRAM</text:p>
          <text:list>
            <text:list-item>
              <text:p text:style-name="P28">Replacement scales better</text:p>
            </text:list-item>
            <text:list-item>
              <text:p text:style-name="P28">But again offers lower endurance and speed</text:p>
            </text:list-item>
          </text:list>
        </text:list-item>
      </text:list>
      <text:p text:style-name="P22">Flash</text:p>
      <text:list xml:id="list8526974768761605686" text:style-name="L25">
        <text:list-item>
          <text:p text:style-name="P29">Possibly replaced by ReRAM or PCM</text:p>
          <text:list>
            <text:list-item>
              <text:p text:style-name="P29">Both provide better scaling</text:p>
            </text:list-item>
            <text:list-item>
              <text:p text:style-name="P29">But cost and performance benefits are still low for ReRAM</text:p>
            </text:list-item>
            <text:list-item>
              <text:p text:style-name="P29">IBM technology</text:p>
            </text:list-item>
          </text:list>
        </text:list-item>
      </text:list>
      <text:p text:style-name="P22"/>
      <text:p text:style-name="P11"><text:soft-page-break/>Conclusion</text:p>
      <text:p text:style-name="P11"/>
      <text:p text:style-name="P22">In conclusion, Traditional SRAM, DRAM, and Flash all hit scaling limits</text:p>
      <text:p text:style-name="P22"/>
      <text:p text:style-name="P22">Most promising candidate for replacement of SRAM and DRAM is STT-MRAM</text:p>
      <text:list xml:id="list3546539441202550614" text:style-name="L26">
        <text:list-item>
          <text:p text:style-name="P30">Unfortunately it's not quite fast enough to serve us use for L1 and L2 caches</text:p>
        </text:list-item>
      </text:list>
      <text:p text:style-name="P22"/>
      <text:p text:style-name="P22">Most promising candidate for Flash is ReRAM (Possibly PCM)</text:p>
      <text:list xml:id="list8623699753430079311" text:style-name="L27">
        <text:list-item>
          <text:p text:style-name="P31">Still lots of research needs to be done</text:p>
        </text:list-item>
        <text:list-item>
          <text:p text:style-name="P31">Years from commercial use</text:p>
        </text:list-item>
        <text:list-item>
          <text:p text:style-name="P31">Possibly challenging to implement at commercial lev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8:05:07.861770245</meta:creation-date>
    <meta:print-date>2017-04-21T08:50:47.053078492</meta:print-date>
    <dc:date>2017-04-21T08:53:08.263501871</dc:date>
    <meta:editing-duration>PT2M</meta:editing-duration>
    <meta:editing-cycles>1</meta:editing-cycles>
    <meta:document-statistic meta:table-count="0" meta:image-count="0" meta:object-count="0" meta:page-count="4" meta:paragraph-count="126" meta:word-count="679" meta:character-count="3587" meta:non-whitespace-character-count="3119"/>
    <meta:generator>LibreOffice/5.0.6.2$Linux_X86_64 LibreOffice_project/00$Build-2</meta:generator>
  </office:meta>
</office:document-meta>
</file>